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storeIsLocked.Keystore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sLocked.KeystoreIsLocked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sLocked.KeystoreIsLocked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storeIsLocked.KeystoreIsLock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